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7" style:family="table-column">
      <style:table-column-properties fo:break-before="auto" style:column-width="2.718cm"/>
    </style:style>
    <style:style style:name="co38" style:family="table-column">
      <style:table-column-properties fo:break-before="auto" style:column-width="4.44cm"/>
    </style:style>
    <style:style style:name="co39" style:family="table-column">
      <style:table-column-properties fo:break-before="auto" style:column-width="2.164cm"/>
    </style:style>
    <style:style style:name="co40" style:family="table-column">
      <style:table-column-properties fo:break-before="auto" style:column-width="3.134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2.496cm"/>
    </style:style>
    <style:style style:name="co43" style:family="table-column">
      <style:table-column-properties fo:break-before="auto" style:column-width="3.08cm"/>
    </style:style>
    <style:style style:name="co44" style:family="table-column">
      <style:table-column-properties fo:break-before="auto" style:column-width="2.997cm"/>
    </style:style>
    <style:style style:name="co45" style:family="table-column">
      <style:table-column-properties fo:break-before="auto" style:column-width="2.775cm"/>
    </style:style>
    <style:style style:name="co46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0.845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057cm" fo:break-before="auto" style:use-optimal-row-height="false"/>
    </style:style>
    <style:style style:name="ro19" style:family="table-row">
      <style:table-row-properties style:row-height="1.639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078cm" fo:break-before="auto" style:use-optimal-row-height="false"/>
    </style:style>
    <style:style style:name="ro23" style:family="table-row">
      <style:table-row-properties style:row-height="4.814cm" fo:break-before="auto" style:use-optimal-row-height="true"/>
    </style:style>
    <style:style style:name="ro24" style:family="table-row">
      <style:table-row-properties style:row-height="3.22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2.036cm" fo:break-before="auto" style:use-optimal-row-height="true"/>
    </style:style>
    <style:style style:name="ro27" style:family="table-row">
      <style:table-row-properties style:row-height="2.829cm" fo:break-before="auto" style:use-optimal-row-height="true"/>
    </style:style>
    <style:style style:name="ro28" style:family="table-row">
      <style:table-row-properties style:row-height="2.432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6.401cm" fo:break-before="auto" style:use-optimal-row-height="true"/>
    </style:style>
    <style:style style:name="ro31" style:family="table-row">
      <style:table-row-properties style:row-height="4.417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8.782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579cm" fo:break-before="auto" style:use-optimal-row-height="false"/>
    </style:style>
    <style:style style:name="ro36" style:family="table-row">
      <style:table-row-properties style:row-height="0.947cm" fo:break-before="auto" style:use-optimal-row-height="false"/>
    </style:style>
    <style:style style:name="ro37" style:family="table-row">
      <style:table-row-properties style:row-height="0.974cm" fo:break-before="auto" style:use-optimal-row-height="false"/>
    </style:style>
    <style:style style:name="ro38" style:family="table-row">
      <style:table-row-properties style:row-height="1.342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0.868cm" fo:break-before="auto" style:use-optimal-row-height="false"/>
    </style:style>
    <style:style style:name="ro42" style:family="table-row">
      <style:table-row-properties style:row-height="0.788cm" fo:break-before="auto" style:use-optimal-row-height="false"/>
    </style:style>
    <style:style style:name="ro43" style:family="table-row">
      <style:table-row-properties style:row-height="0.623cm" fo:break-before="auto" style:use-optimal-row-height="true"/>
    </style:style>
    <style:style style:name="ro44" style:family="table-row">
      <style:table-row-properties style:row-height="0.762cm" fo:break-before="auto" style:use-optimal-row-height="false"/>
    </style:style>
    <style:style style:name="ro4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0000" fo:border="0.002cm solid #000000"/>
    </style:style>
    <style:style style:name="ce26" style:family="table-cell" style:parent-style-name="Default">
      <style:table-cell-properties fo:background-color="#ffff00" fo:border="0.002cm solid #000000"/>
    </style:style>
    <style:style style:name="ce27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 fo:border="0.002cm solid #000000"/>
    </style:style>
    <style:style style:name="ce32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3" style:family="table-cell" style:parent-style-name="Default">
      <style:table-cell-properties fo:background-color="#0000ff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background-color="#0000cc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02cm solid #000000"/>
    </style:style>
    <style:style style:name="ce58" style:family="table-cell" style:parent-style-name="Default">
      <style:table-cell-properties fo:background-color="#ff3333" fo:wrap-option="wrap" fo:border="0.002cm solid #000000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0" style:family="table-cell" style:parent-style-name="Default">
      <style:table-cell-properties fo:background-color="#00cc00" fo:wrap-option="wrap" fo:border="0.002cm solid #000000"/>
    </style:style>
    <style:style style:name="ce61" style:family="table-cell" style:parent-style-name="Default">
      <style:table-cell-properties fo:wrap-option="wrap" fo:border="0.002cm solid #000000"/>
    </style:style>
    <style:style style:name="ce62" style:family="table-cell" style:parent-style-name="Default">
      <style:table-cell-properties fo:background-color="#ffffff" fo:wrap-option="wrap" fo:border="0.002cm solid #000000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ackground-color="#ff0000" fo:border="0.002cm solid #000000"/>
    </style:style>
    <style:style style:name="ce86" style:family="table-cell" style:parent-style-name="Default" style:data-style-name="N37">
      <style:table-cell-properties fo:background-color="#ffff00" fo:border="0.002cm solid #000000"/>
    </style:style>
    <style:style style:name="ce87" style:family="table-cell" style:parent-style-name="Default" style:data-style-name="N37">
      <style:table-cell-properties fo:background-color="#ff6600" fo:border="0.002cm solid #000000"/>
    </style:style>
    <style:style style:name="ce8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 style:data-style-name="N37">
      <style:table-cell-properties fo:background-color="#ffff00" fo:border="0.002cm solid #666666"/>
    </style:style>
    <style:style style:name="ce90" style:family="table-cell" style:parent-style-name="Default" style:data-style-name="N37">
      <style:table-cell-properties fo:background-color="#00cc33" fo:border="0.002cm solid #666666"/>
    </style:style>
    <style:style style:name="ce9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37">
      <style:table-cell-properties fo:background-color="#00cc00" fo:border="0.002cm solid #666666"/>
    </style:style>
    <style:style style:name="ce9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37">
      <style:table-cell-properties fo:background-color="#00cc33" fo:border="0.002cm solid #000000"/>
    </style:style>
    <style:style style:name="ce96" style:family="table-cell" style:parent-style-name="Default" style:data-style-name="N37">
      <style:table-cell-properties fo:background-color="#00cc00" fo:border="0.002cm solid #000000"/>
    </style:style>
    <style:style style:name="ce9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 style:data-style-name="N37">
      <style:table-cell-properties fo:background-color="#99ffcc" fo:border="0.002cm solid #000000"/>
    </style:style>
    <style:style style:name="ce9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ff00" fo:border="0.002cm solid #666666"/>
    </style:style>
    <style:style style:name="ce101" style:family="table-cell" style:parent-style-name="Default">
      <style:table-cell-properties fo:background-color="#00cc33" fo:border="0.002cm solid #666666"/>
    </style:style>
    <style:style style:name="ce102" style:family="table-cell" style:parent-style-name="Default">
      <style:table-cell-properties fo:background-color="#00cc00" fo:border="0.002cm solid #666666"/>
    </style:style>
    <style:style style:name="ce103" style:family="table-cell" style:parent-style-name="Default">
      <style:table-cell-properties fo:background-color="#99ffcc" fo:border="0.002cm solid #000000"/>
    </style:style>
    <style:style style:name="ce104" style:family="table-cell" style:parent-style-name="Default">
      <style:table-cell-properties fo:background-color="#ffff00" fo:border="0.088cm solid #666666"/>
    </style:style>
    <style:style style:name="ce105" style:family="table-cell" style:parent-style-name="Default">
      <style:table-cell-properties fo:background-color="#00cc00" fo:border="0.088cm solid #666666"/>
    </style:style>
    <style:style style:name="ce10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96"/>
        <table:table-column table:style-name="co38" table:default-cell-style-name="ce32"/>
        <table:table-column table:style-name="co39" table:default-cell-style-name="ce7"/>
        <table:table-column table:style-name="co40" table:number-columns-repeated="3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32"/>
        <table:table-column table:style-name="co10" table:default-cell-style-name="ce7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34">
          <table:table-cell table:style-name="ce84" office:value-type="string">
            <text:p>Число</text:p>
          </table:table-cell>
          <table:table-cell table:style-name="ce84" office:value-type="string">
            <text:p>Подъем до 09:30 (1 буд)</text:p>
          </table:table-cell>
          <table:table-cell table:style-name="ce84" office:value-type="string">
            <text:p>Зарядка</text:p>
          </table:table-cell>
          <table:table-cell table:style-name="ce84" office:value-type="string">
            <text:p>Работа</text:p>
          </table:table-cell>
          <table:table-cell table:style-name="ce84" office:value-type="string">
            <text:p>Обучение light</text:p>
          </table:table-cell>
          <table:table-cell table:style-name="ce84" office:value-type="string">
            <text:p>Обучение hard</text:p>
          </table:table-cell>
          <table:table-cell table:style-name="ce84" office:value-type="string">
            <text:p>Спорт</text:p>
          </table:table-cell>
          <table:table-cell table:style-name="ce84" office:value-type="string">
            <text:p>English</text:p>
          </table:table-cell>
          <table:table-cell table:style-name="ce84" office:value-type="string">
            <text:p>Важные дела</text:p>
          </table:table-cell>
          <table:table-cell table:style-name="ce84" office:value-type="string">
            <text:p>Здоровье</text:p>
          </table:table-cell>
          <table:table-cell table:style-name="ce84" office:value-type="string">
            <text:p>Итог</text:p>
          </table:table-cell>
          <table:table-cell table:style-name="ce84"/>
          <table:table-cell table:number-columns-repeated="3"/>
        </table:table-row>
        <table:table-row table:style-name="ro35">
          <table:table-cell table:style-name="ce84" office:value-type="string">
            <text:p>Значения</text:p>
          </table:table-cell>
          <table:table-cell table:number-columns-repeated="2" table:style-name="ce84" office:value-type="float" office:value="1">
            <text:p>1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1 час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20 минут</text:p>
          </table:table-cell>
          <table:table-cell table:style-name="ce84" office:value-type="string">
            <text:p>1 / 30 минут</text:p>
          </table:table-cell>
          <table:table-cell table:number-columns-repeated="2" table:style-name="ce84" office:value-type="string">
            <text:p>Опционально</text:p>
          </table:table-cell>
          <table:table-cell table:style-name="ce8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5" office:value-type="date" office:date-value="2018-04-02">
              <text:p>02.04.18</text:p>
            </table:table-cell>
            <table:table-cell table:style-name="ce25" office:value-type="float" office:value="0">
              <text:p>0</text:p>
            </table:table-cell>
            <table:table-cell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4-03">
              <text:p>03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1] + [.C11] + [.D11] + [.F11] + [.G11] + [.H11] + [.I11]" office:value-type="float" office:value="4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4">
              <text:p>04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number-columns-repeated="3" table:style-name="ce26" office:value-type="float" office:value="2">
              <text:p>2</text:p>
            </table:table-cell>
            <table:table-cell table:number-columns-repeated="2" table:style-name="ce26"/>
            <table:table-cell table:style-name="ce26" table:formula="of:= [.B12] + [.C12] + [.D12] + [.F12] + [.G12] + [.H12] + [.I12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7" office:value-type="date" office:date-value="2018-04-05">
              <text:p>05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 table:formula="of:= [.B13] + [.C13] + [.D13] + [.F13] + [.G13] + [.H13] + [.I13]" office:value-type="float" office:value="7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6">
              <text:p>06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number-columns-repeated="2" table:style-name="ce26" office:value-type="float" office:value="1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88" office:value-type="string">
              <text:p>Неделя</text:p>
            </table:table-cell>
            <table:table-cell table:style-name="ce88" table:formula="of:= ([.B10] + [.B11] + [.B12] + [.B13] + [.B14]) / 5" office:value-type="float" office:value="0.8">
              <text:p>0,8</text:p>
            </table:table-cell>
            <table:table-cell table:style-name="ce88" table:formula="of:= ([.C10] + [.C11] + [.C12] + [.C13] + [.C14]) / 5" office:value-type="float" office:value="1">
              <text:p>1</text:p>
            </table:table-cell>
            <table:table-cell table:style-name="ce88" table:formula="of:= ([.D10] + [.D11] + [.D12] + [.D13] + [.D14]) / 5" office:value-type="float" office:value="1.8">
              <text:p>1,8</text:p>
            </table:table-cell>
            <table:table-cell table:style-name="ce88"/>
            <table:table-cell table:style-name="ce88" table:formula="of:= ([.F10] + [.F11] + [.F12] + [.F13] + [.F14]) / 5" office:value-type="float" office:value="2">
              <text:p>2</text:p>
            </table:table-cell>
            <table:table-cell table:style-name="ce88" table:formula="of:= ([.G10] + [.G11] + [.G12] + [.G13] + [.G14]) / 5" office:value-type="float" office:value="0.4">
              <text:p>0,4</text:p>
            </table:table-cell>
            <table:table-cell table:style-name="ce88" table:formula="of:= ([.H10] + [.H11] + [.H12] + [.H13] + [.H14]) / 5" office:value-type="float" office:value="0.6">
              <text:p>0,6</text:p>
            </table:table-cell>
            <table:table-cell table:style-name="ce88" table:formula="of:= ([.I10] + [.I11] + [.I12] + [.I13] + [.I14]) / 5" office:value-type="float" office:value="0.6">
              <text:p>0,6</text:p>
            </table:table-cell>
            <table:table-cell table:style-name="ce88"/>
            <table:table-cell table:style-name="ce88" table:formula="of:= ([.K10] + [.K11] + [.K12] + [.K13] + [.K14]) / 5" office:value-type="float" office:value="7.2">
              <text:p>7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09">
                <text:p>09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16] + [.C16] + [.D16] + [.F16] + [.G16] + [.H16] + [.I16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0">
                <text:p>10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17] + [.C17] + [.D17] + [.F17] + [.G17] + [.H17] + [.I17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1">
                <text:p>11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6">
                <text:p>6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18] + [.C18] + [.D18] + [.F18] + [.G18] + [.H18] + [.I18]" office:value-type="float" office:value="14">
                <text:p>14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2">
                <text:p>12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table:formula="of:= [.B19] + [.C19] + [.D19] + [.F19] + [.G19] + [.H19] + [.I19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3">
                <text:p>13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office:value-type="float" office:value="1">
                <text:p>1</text:p>
              </table:table-cell>
              <table:table-cell table:style-name="ce100"/>
              <table:table-cell table:style-name="ce100" table:formula="of:= [.B20] + [.C20] + [.D20] + [.F20] + [.G20] + [.H20] + [.I20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7" table:visibility="collapse">
            <table:table-cell table:style-name="ce91" office:value-type="string">
              <text:p>Неделя</text:p>
            </table:table-cell>
            <table:table-cell table:style-name="ce91" table:formula="of:== ([.B16] + [.B17] + [.B18] + [.B19] + [.B20]) / 5" office:value-type="float" office:value="1">
              <text:p>1</text:p>
            </table:table-cell>
            <table:table-cell table:style-name="ce91" table:formula="of:== ([.C16] + [.C17] + [.C18] + [.C19] + [.C20]) / 5" office:value-type="float" office:value="1">
              <text:p>1</text:p>
            </table:table-cell>
            <table:table-cell table:style-name="ce91" table:formula="of:== ([.D16] + [.D17] + [.D18] + [.D19] + [.D20]) / 5" office:value-type="float" office:value="4.2">
              <text:p>4,2</text:p>
            </table:table-cell>
            <table:table-cell table:style-name="ce91"/>
            <table:table-cell table:style-name="ce91" table:formula="of:== ([.F16] + [.F17] + [.F18] + [.F19] + [.F20]) / 5" office:value-type="float" office:value="2.2">
              <text:p>2,2</text:p>
            </table:table-cell>
            <table:table-cell table:style-name="ce91" table:formula="of:== ([.G16] + [.G17] + [.G18] + [.G19] + [.G20]) / 5" office:value-type="float" office:value="0.4">
              <text:p>0,4</text:p>
            </table:table-cell>
            <table:table-cell table:style-name="ce91" table:formula="of:== ([.H16] + [.H17] + [.H18] + [.H19] + [.H20]) / 5" office:value-type="float" office:value="0.4">
              <text:p>0,4</text:p>
            </table:table-cell>
            <table:table-cell table:style-name="ce91" table:formula="of:== ([.I16] + [.I17] + [.I18] + [.I19] + [.I20]) / 5" office:value-type="float" office:value="1">
              <text:p>1</text:p>
            </table:table-cell>
            <table:table-cell table:style-name="ce91"/>
            <table:table-cell table:style-name="ce91" table:formula="of:== ([.K16] + [.K17] + [.K18] + [.K19] + [.K20]) / 5" office:value-type="float" office:value="10.2">
              <text:p>10,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16">
                <text:p>16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table:formula="of:= [.B22] + [.C22] + [.D22] + [.F22] + [.G22] + [.H22] + [.I22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7">
                <text:p>17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8">
                <text:p>8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4" table:style-name="ce101"/>
              <table:table-cell table:style-name="ce101" table:formula="of:= [.B23] + [.C23] + [.D23] + [.F23] + [.G23] + [.H23] + [.I23]" office:value-type="float" office:value="12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8">
                <text:p>18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8">
                <text:p>8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24] + [.C24] + [.D24] + [.F24] + [.G24] + [.H24] + [.I24]" office:value-type="float" office:value="13">
                <text:p>13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9">
                <text:p>19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6">
                <text:p>6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table:formula="of:= [.B25] + [.C25] + [.D25] + [.F25] + [.G25] + [.H25] + [.I25]" office:value-type="float" office:value="12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0">
                <text:p>20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26] + [.C26] + [.D26] + [.F26] + [.G26] + [.H26] + [.I26]" office:value-type="float" office:value="13">
                <text:p>13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7" table:visibility="collapse">
            <table:table-cell table:style-name="ce92" office:value-type="string">
              <text:p>Неделя</text:p>
            </table:table-cell>
            <table:table-cell table:style-name="ce92" table:formula="of:== ([.B22] + [.B23] + [.B24] + [.B25] + [.B26]) / 5" office:value-type="float" office:value="1">
              <text:p>1</text:p>
            </table:table-cell>
            <table:table-cell table:style-name="ce92" table:formula="of:== ([.C22] + [.C23] + [.C24] + [.C25] + [.C26]) / 5" office:value-type="float" office:value="1">
              <text:p>1</text:p>
            </table:table-cell>
            <table:table-cell table:style-name="ce92" table:formula="of:== ([.D22] + [.D23] + [.D24] + [.D25] + [.D26]) / 5" office:value-type="float" office:value="6.4">
              <text:p>6,4</text:p>
            </table:table-cell>
            <table:table-cell table:style-name="ce92"/>
            <table:table-cell table:style-name="ce92" table:formula="of:== ([.F22] + [.F23] + [.F24] + [.F25] + [.F26]) / 5" office:value-type="float" office:value="2.4">
              <text:p>2,4</text:p>
            </table:table-cell>
            <table:table-cell table:style-name="ce92" table:formula="of:== ([.G22] + [.G23] + [.G24] + [.G25] + [.G26]) / 5" office:value-type="float" office:value="0">
              <text:p>0</text:p>
            </table:table-cell>
            <table:table-cell table:style-name="ce92" table:formula="of:== ([.H22] + [.H23] + [.H24] + [.H25] + [.H26]) / 5" office:value-type="float" office:value="1">
              <text:p>1</text:p>
            </table:table-cell>
            <table:table-cell table:style-name="ce92" table:formula="of:== ([.I22] + [.I23] + [.I24] + [.I25] + [.I26]) / 5" office:value-type="float" office:value="0.2">
              <text:p>0,2</text:p>
            </table:table-cell>
            <table:table-cell table:style-name="ce92"/>
            <table:table-cell table:style-name="ce92" table:formula="of:== ([.K22] + [.K23] + [.K24] + [.K25] + [.K26]) / 5" office:value-type="float" office:value="12">
              <text:p>12</text:p>
            </table:table-cell>
            <table:table-cell table:style-name="ce9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23">
                <text:p>23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28] + [.C28] + [.D28] + [.F28] + [.G28] + [.H28] + [.I28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4">
                <text:p>24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7">
                <text:p>7</text:p>
              </table:table-cell>
              <table:table-cell table:style-name="ce100" office:value-type="float" office:value="1">
                <text:p>1</text:p>
              </table:table-cell>
              <table:table-cell table:number-columns-repeated="3" table:style-name="ce100"/>
              <table:table-cell table:style-name="ce100" office:value-type="float" office:value="0.5">
                <text:p>0,5</text:p>
              </table:table-cell>
              <table:table-cell table:style-name="ce100"/>
              <table:table-cell table:style-name="ce100" table:formula="of:= [.B29] + [.C29] + [.D29] + [.E29] + [.F29] + [.G29] + [.H29] + [.I29]" office:value-type="float" office:value="10.5">
                <text:p>10,5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5">
                <text:p>25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 office:value-type="float" office:value="1.5">
                <text:p>1,5</text:p>
              </table:table-cell>
              <table:table-cell table:number-columns-repeated="3" table:style-name="ce100"/>
              <table:table-cell table:style-name="ce100" office:value-type="float" office:value="0.5">
                <text:p>0,5</text:p>
              </table:table-cell>
              <table:table-cell table:style-name="ce100"/>
              <table:table-cell table:style-name="ce100" table:formula="of:= [.B30] + [.C30] + [.D30] + [.E30] + [.F30] + [.G30] + [.H30] + [.I30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6">
                <text:p>26.04.18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style-name="ce100" office:value-type="float" office:value="7">
                <text:p>7</text:p>
              </table:table-cell>
              <table:table-cell table:style-name="ce100" office:value-type="float" office:value="1">
                <text:p>1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3" table:style-name="ce100"/>
              <table:table-cell table:style-name="ce100" table:formula="of:= [.B31] + [.C31] + [.D31] + [.E31] + [.F31] + [.G31] + [.H31] + [.I31]" office:value-type="float" office:value="11">
                <text:p>11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4-27">
                <text:p>27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9">
                <text:p>9</text:p>
              </table:table-cell>
              <table:table-cell table:style-name="ce102" office:value-type="float" office:value="1">
                <text:p>1</text:p>
              </table:table-cell>
              <table:table-cell table:number-columns-repeated="3" table:style-name="ce102"/>
              <table:table-cell table:style-name="ce102" office:value-type="float" office:value="0.5">
                <text:p>0,5</text:p>
              </table:table-cell>
              <table:table-cell table:style-name="ce102"/>
              <table:table-cell table:style-name="ce102" table:formula="of:= [.B32] + [.C32] + [.D32] + [.E32] + [.F32] + [.G32] + [.H32] + [.I32]" office:value-type="float" office:value="12.5">
                <text:p>12,5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8">
                <text:p>28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33] + [.C33] + [.D33] + [.E33] + [.F33] + [.G33] + [.H33] + [.I33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6" table:visibility="collapse">
            <table:table-cell table:style-name="ce91" office:value-type="string">
              <text:p>Неделя</text:p>
            </table:table-cell>
            <table:table-cell table:style-name="ce91" table:formula="of:== ([.B28] + [.B29] + [.B30] + [.B31] + [.B32] + [.B33]) / 6" office:value-type="float" office:value="0.833333333333333">
              <text:p>0,83</text:p>
            </table:table-cell>
            <table:table-cell table:style-name="ce91" table:formula="of:== ([.C28] + [.C29] + [.C30] + [.C31] + [.C32] + [.C33]) / 6" office:value-type="float" office:value="1">
              <text:p>1</text:p>
            </table:table-cell>
            <table:table-cell table:style-name="ce91" table:formula="of:== ([.D28] + [.D29] + [.D30] + [.D31] + [.D32] + [.D33]) / 6" office:value-type="float" office:value="6.33333333333333">
              <text:p>6,33</text:p>
            </table:table-cell>
            <table:table-cell table:style-name="ce91" table:formula="of:== ([.E28] + [.E29] + [.E30] + [.E31] + [.E32] + [.E33]) / 6" office:value-type="float" office:value="0.916666666666667">
              <text:p>0,92</text:p>
            </table:table-cell>
            <table:table-cell table:style-name="ce91" table:formula="of:== ([.F28] + [.F29] + [.F30] + [.F31] + [.F32] + [.F33]) / 6" office:value-type="float" office:value="0.333333333333333">
              <text:p>0,33</text:p>
            </table:table-cell>
            <table:table-cell table:style-name="ce91" table:formula="of:== ([.G28] + [.G29] + [.G30] + [.G31] + [.G32] + [.G33]) / 6" office:value-type="float" office:value="0.333333333333333">
              <text:p>0,33</text:p>
            </table:table-cell>
            <table:table-cell table:style-name="ce91" table:formula="of:== ([.H28] + [.H29] + [.H30] + [.H31] + [.H32] + [.H33]) / 6" office:value-type="float" office:value="0.333333333333333">
              <text:p>0,33</text:p>
            </table:table-cell>
            <table:table-cell table:style-name="ce91" table:formula="of:== ([.I28] + [.I29] + [.I30] + [.I31] + [.I32] + [.I33]) / 6" office:value-type="float" office:value="0.25">
              <text:p>0,25</text:p>
            </table:table-cell>
            <table:table-cell table:style-name="ce91"/>
            <table:table-cell table:style-name="ce91" table:formula="of:== ([.K28] + [.K29] + [.K30] + [.K31] + [.K32] + [.K33]) / 6" office:value-type="float" office:value="10.3333333333333">
              <text:p>10,33</text:p>
            </table:table-cell>
            <table:table-cell table:style-name="ce91"/>
            <table:table-cell table:number-columns-repeated="3"/>
          </table:table-row>
        </table:table-row-group>
        <table:table-row table:style-name="ro38">
          <table:table-cell table:style-name="ce94" office:value-type="string">
            <text:p>Апрель</text:p>
          </table:table-cell>
          <table:table-cell table:style-name="ce9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9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9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9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9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9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9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9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9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9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7" office:value-type="date" office:date-value="2018-05-07">
              <text:p>07.05.18</text:p>
            </table:table-cell>
            <table:table-cell table:number-columns-repeated="2" table:style-name="ce27"/>
            <table:table-cell table:style-name="ce27" office:value-type="float" office:value="3">
              <text:p>3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0.75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7" office:value-type="date" office:date-value="2018-05-08">
              <text:p>08.05.18</text:p>
            </table:table-cell>
            <table:table-cell table:number-columns-repeated="2" table:style-name="ce27" office:value-type="float" office:value="1.5">
              <text:p>1,5</text:p>
            </table:table-cell>
            <table:table-cell table:style-name="ce27"/>
            <table:table-cell table:style-name="ce27" office:value-type="float" office:value="1.5">
              <text:p>1,5</text:p>
            </table:table-cell>
            <table:table-cell table:number-columns-repeated="2" table:style-name="ce27" office:value-type="float" office:value="0.75">
              <text:p>0,75</text:p>
            </table:table-cell>
            <table:table-cell table:number-columns-repeated="3" table:style-name="ce27"/>
            <table:table-cell table:style-name="ce27" table:formula="of:= [.B37] + [.C37] + [.D37] + [.E37] + [.F37] + [.G37] + [.H37] + [.I37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09">
              <text:p>09.05.18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6">
              <text:p>6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0.75">
              <text:p>0,7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33">
              <text:p>0,33</text:p>
            </table:table-cell>
            <table:table-cell table:style-name="ce31" table:formula="of:= [.B38] + [.C38] + [.D38] + [.E38] + [.F38] + [.G38] + [.H38] + [.I38] + [.J38]" office:value-type="float" office:value="12.08">
              <text:p>12,08</text:p>
            </table:table-cell>
            <table:table-cell table:style-name="ce31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10">
              <text:p>1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2">
              <text:p>2</text:p>
            </table:table-cell>
            <table:table-cell table:style-name="ce31" table:formula="of:= [.B39] + [.C39] + [.D39] + [.E39] + [.F39] + [.G39] + [.H39] + [.I39] + [.J3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1" office:value-type="string">
              <text:p>Неделя</text:p>
            </table:table-cell>
            <table:table-cell table:style-name="ce91" table:formula="of:= ([.B36] + [.B37] + [.B38] + [.B39]) / 4" office:value-type="float" office:value="0.875">
              <text:p>0,88</text:p>
            </table:table-cell>
            <table:table-cell table:style-name="ce91" table:formula="of:== ([.C36] + [.C37] + [.C38] + [.C39]) / 4" office:value-type="float" office:value="1">
              <text:p>1</text:p>
            </table:table-cell>
            <table:table-cell table:style-name="ce91" table:formula="of:== ([.D36] + [.D37] + [.D38] + [.D39]) / 4" office:value-type="float" office:value="3">
              <text:p>3</text:p>
            </table:table-cell>
            <table:table-cell table:style-name="ce91" table:formula="of:== ([.E36] + [.E37] + [.E38] + [.E39]) / 4" office:value-type="float" office:value="1.375">
              <text:p>1,38</text:p>
            </table:table-cell>
            <table:table-cell table:style-name="ce91" table:formula="of:== ([.F36] + [.F37] + [.F38] + [.F39]) / 4" office:value-type="float" office:value="1.3125">
              <text:p>1,31</text:p>
            </table:table-cell>
            <table:table-cell table:style-name="ce91" table:formula="of:== ([.G36] + [.G37] + [.G38] + [.G39]) / 4" office:value-type="float" office:value="0.1875">
              <text:p>0,19</text:p>
            </table:table-cell>
            <table:table-cell table:style-name="ce91" table:formula="of:== ([.H36] + [.H37] + [.H38] + [.H39]) / 4" office:value-type="float" office:value="0">
              <text:p>0</text:p>
            </table:table-cell>
            <table:table-cell table:style-name="ce91" table:formula="of:== ([.I36] + [.I37] + [.I38] + [.I39]) / 4" office:value-type="float" office:value="0.6875">
              <text:p>0,69</text:p>
            </table:table-cell>
            <table:table-cell table:style-name="ce91" table:formula="of:== ([.J36] + [.J37] + [.J38] + [.J39]) / 4" office:value-type="float" office:value="0.5825">
              <text:p>0,58</text:p>
            </table:table-cell>
            <table:table-cell table:style-name="ce91" table:formula="of:== ([.K36] + [.K37] + [.K38] + [.K39]) / 4" office:value-type="float" office:value="9.02">
              <text:p>9,0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14">
                <text:p>14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number-columns-repeated="2" table:style-name="ce26" office:value-type="float" office:value="1">
                <text:p>1</text:p>
              </table:table-cell>
              <table:table-cell table:style-name="ce26" table:formula="of:= [.B41] + [.C41] + [.D41] + [.E41] + [.F41] + [.G41] + [.H41] + [.I41] + [.J41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5">
                <text:p>15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table:formula="of:= [.B42] + [.C42] + [.D42] + [.E42] + [.F42] + [.G42] + [.H42] + [.I42] + [.J42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6">
                <text:p>16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0.33">
                <text:p>0,33</text:p>
              </table:table-cell>
              <table:table-cell table:style-name="ce26" table:formula="of:= [.B43] + [.C43] + [.D43] + [.E43] + [.F43] + [.G43] + [.H43] + [.I43] + [.J43]" office:value-type="float" office:value="9.33">
                <text:p>9,3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7">
                <text:p>17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.5">
                <text:p>2,5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1">
                <text:p>1</text:p>
              </table:table-cell>
              <table:table-cell table:style-name="ce26" table:formula="of:= [.B44] + [.C44] + [.D44] + [.E44] + [.F44] + [.G44] + [.H44] + [.I44] + [.J44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18">
                <text:p>18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">
                <text:p>1</text:p>
              </table:table-cell>
              <table:table-cell table:style-name="ce31" table:formula="of:= [.B45] + [.C45] + [.D45] + [.E45] + [.F45] + [.G45] + [.H45] + [.I45] + [.J45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0" table:visibility="collapse">
            <table:table-cell table:style-name="ce91" office:value-type="string">
              <text:p>Неделя</text:p>
            </table:table-cell>
            <table:table-cell table:style-name="ce91" table:formula="of:== ([.B41] + [.B42] + [.B43] + [.B44] + [.B45]) / 5" office:value-type="float" office:value="1">
              <text:p>1</text:p>
            </table:table-cell>
            <table:table-cell table:style-name="ce91" table:formula="of:== ([.C41] + [.C42] + [.C43] + [.C44] + [.C45]) / 5" office:value-type="float" office:value="1">
              <text:p>1</text:p>
            </table:table-cell>
            <table:table-cell table:style-name="ce91" table:formula="of:== ([.D41] + [.D42] + [.D43] + [.D44] + [.D45]) / 5" office:value-type="float" office:value="3.8">
              <text:p>3,8</text:p>
            </table:table-cell>
            <table:table-cell table:style-name="ce91" table:formula="of:== ([.E41] + [.E42] + [.E43] + [.E44] + [.E45]) / 5" office:value-type="float" office:value="0">
              <text:p>0</text:p>
            </table:table-cell>
            <table:table-cell table:style-name="ce91" table:formula="of:== ([.F41] + [.F42] + [.F43] + [.F44] + [.F45]) / 5" office:value-type="float" office:value="2.2">
              <text:p>2,2</text:p>
            </table:table-cell>
            <table:table-cell table:style-name="ce91" table:formula="of:== ([.G41] + [.G42] + [.G43] + [.G44] + [.G45]) / 5" office:value-type="float" office:value="0.4">
              <text:p>0,4</text:p>
            </table:table-cell>
            <table:table-cell table:style-name="ce91" table:formula="of:== ([.H41] + [.H42] + [.H43] + [.H44] + [.H45]) / 5" office:value-type="float" office:value="0.4">
              <text:p>0,4</text:p>
            </table:table-cell>
            <table:table-cell table:style-name="ce91" table:formula="of:== ([.I41] + [.I42] + [.I43] + [.I44] + [.I45]) / 5" office:value-type="float" office:value="0.6">
              <text:p>0,6</text:p>
            </table:table-cell>
            <table:table-cell table:style-name="ce91" table:formula="of:== ([.J41] + [.J42] + [.J43] + [.J44] + [.J45]) / 5" office:value-type="float" office:value="1.066">
              <text:p>1,07</text:p>
            </table:table-cell>
            <table:table-cell table:style-name="ce91" table:formula="of:== ([.K41] + [.K42] + [.K43] + [.K44] + [.K45]) / 5" office:value-type="float" office:value="10.466">
              <text:p>10,47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5">
                <text:p>5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/>
              <table:table-cell table:style-name="ce32" office:value-type="float" office:value="1.5">
                <text:p>1,5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1.5">
                <text:p>1,5</text:p>
              </table:table-cell>
              <table:table-cell table:style-name="ce32"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4">
                <text:p>24.05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1.5">
                <text:p>1,5</text:p>
              </table:table-cell>
              <table:table-cell table:number-columns-repeated="2" table:style-name="ce26"/>
              <table:table-cell table:style-name="ce26" office:value-type="float" office:value="1.5">
                <text:p>1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50] + [.C50] + [.D50] + [.E50] + [.F50] + [.G50] + [.H50] + [.I50] + [.J50]" office:value-type="float" office:value="9.66">
                <text:p>9,6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.5">
                <text:p>6,5</text:p>
              </table:table-cell>
              <table:table-cell table:style-name="ce32"/>
              <table:table-cell table:style-name="ce32" office:value-type="float" office:value="3.5">
                <text:p>3,5</text:p>
              </table:table-cell>
              <table:table-cell table:style-name="ce32" office:value-type="float" office:value="1">
                <text:p>1</text:p>
              </table:table-cell>
              <table:table-cell table:number-columns-repeated="3" table:style-name="ce32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 [.B47] + [.B48] + [.B49] + [.B50] + [.B51]) / 5" office:value-type="float" office:value="0.4">
              <text:p>0,4</text:p>
            </table:table-cell>
            <table:table-cell table:style-name="ce97" table:formula="of:== ( [.C47] + [.C48] + [.C49] + [.C50] + [.C51]) / 5" office:value-type="float" office:value="1">
              <text:p>1</text:p>
            </table:table-cell>
            <table:table-cell table:style-name="ce97" table:formula="of:== ( [.D47] + [.D48] + [.D49] + [.D50] + [.D51]) / 5" office:value-type="float" office:value="5.9">
              <text:p>5,9</text:p>
            </table:table-cell>
            <table:table-cell table:style-name="ce97" table:formula="of:== ( [.E47] + [.E48] + [.E49] + [.E50] + [.E51]) / 5" office:value-type="float" office:value="0">
              <text:p>0</text:p>
            </table:table-cell>
            <table:table-cell table:style-name="ce97" table:formula="of:== ( [.F47] + [.F48] + [.F49] + [.F50] + [.F51]) / 5" office:value-type="float" office:value="2.3">
              <text:p>2,3</text:p>
            </table:table-cell>
            <table:table-cell table:style-name="ce97" table:formula="of:== ( [.G47] + [.G48] + [.G49] + [.G50] + [.G51]) / 5" office:value-type="float" office:value="0.2">
              <text:p>0,2</text:p>
            </table:table-cell>
            <table:table-cell table:style-name="ce97" table:formula="of:== ( [.H47] + [.H48] + [.H49] + [.H50] + [.H51]) / 5" office:value-type="float" office:value="0.3">
              <text:p>0,3</text:p>
            </table:table-cell>
            <table:table-cell table:style-name="ce97" table:formula="of:== ( [.I47] + [.I48] + [.I49] + [.I50] + [.I51]) / 5" office:value-type="float" office:value="0.7">
              <text:p>0,7</text:p>
            </table:table-cell>
            <table:table-cell table:style-name="ce97" table:formula="of:== ( [.J47] + [.J48] + [.J49] + [.J50] + [.J51]) / 5" office:value-type="float" office:value="1.196">
              <text:p>1,2</text:p>
            </table:table-cell>
            <table:table-cell table:style-name="ce97" table:formula="of:== ( [.K47] + [.K48] + [.K49] + [.K50] + [.K51]) / 5" office:value-type="float" office:value="11.996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5-31">
                <text:p>31.05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9">
                <text:p>9</text:p>
              </table:table-cell>
              <table:table-cell table:style-name="ce103"/>
              <table:table-cell table:style-name="ce103" office:value-type="float" office:value="2">
                <text:p>2</text:p>
              </table:table-cell>
              <table:table-cell table:style-name="ce103" office:value-type="float" office:value="1">
                <text:p>1</text:p>
              </table:table-cell>
              <table:table-cell table:number-columns-repeated="2" table:style-name="ce103"/>
              <table:table-cell table:style-name="ce103" office:value-type="float" office:value="1">
                <text:p>1</text:p>
              </table:table-cell>
              <table:table-cell table:style-name="ce103" table:formula="of:= [.B56] + [.C56] + [.D56] + [.E56] + [.F56] + [.G56] + [.H56] + [.I56] + [.J56]" office:value-type="float" office:value="15">
                <text:p>15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53] + [.B54] + [.B55] + [.B56] + [.B57]) / 5" office:value-type="float" office:value="0.6">
              <text:p>0,6</text:p>
            </table:table-cell>
            <table:table-cell table:style-name="ce97" table:formula="of:== ( [.C53] + [.C54] + [.C55] + [.C56] + [.C57]) / 5" office:value-type="float" office:value="1">
              <text:p>1</text:p>
            </table:table-cell>
            <table:table-cell table:style-name="ce97" table:formula="of:== ( [.D53] + [.D54] + [.D55] + [.D56] + [.D57]) / 5" office:value-type="float" office:value="7.4">
              <text:p>7,4</text:p>
            </table:table-cell>
            <table:table-cell table:style-name="ce97" table:formula="of:== ( [.E53] + [.E54] + [.E55] + [.E56] + [.E57]) / 5" office:value-type="float" office:value="0">
              <text:p>0</text:p>
            </table:table-cell>
            <table:table-cell table:style-name="ce97" table:formula="of:== ( [.F53] + [.F54] + [.F55] + [.F56] + [.F57]) / 5" office:value-type="float" office:value="2.3">
              <text:p>2,3</text:p>
            </table:table-cell>
            <table:table-cell table:style-name="ce97" table:formula="of:== ( [.G53] + [.G54] + [.G55] + [.G56] + [.G57]) / 5" office:value-type="float" office:value="0.5">
              <text:p>0,5</text:p>
            </table:table-cell>
            <table:table-cell table:style-name="ce97" table:formula="of:== ( [.H53] + [.H54] + [.H55] + [.H56] + [.H57]) / 5" office:value-type="float" office:value="0.2">
              <text:p>0,2</text:p>
            </table:table-cell>
            <table:table-cell table:style-name="ce97" table:formula="of:== ( [.I53] + [.I54] + [.I55] + [.I56] + [.I57]) / 5" office:value-type="float" office:value="0.2">
              <text:p>0,2</text:p>
            </table:table-cell>
            <table:table-cell table:style-name="ce97" table:formula="of:== ( [.J53] + [.J54] + [.J55] + [.J56] + [.J57]) / 5" office:value-type="float" office:value="1.264">
              <text:p>1,26</text:p>
            </table:table-cell>
            <table:table-cell table:style-name="ce97" table:formula="of:== ( [.K53] + [.K54] + [.K55] + [.K56] + [.K57]) / 5" office:value-type="float" office:value="13.464">
              <text:p>13,46</text:p>
            </table:table-cell>
            <table:table-cell table:style-name="ce97"/>
            <table:table-cell table:number-columns-repeated="3"/>
          </table:table-row>
        </table:table-row-group>
        <table:table-row table:style-name="ro43">
          <table:table-cell table:style-name="ce94" office:value-type="string">
            <text:p>Май</text:p>
          </table:table-cell>
          <table:table-cell table:style-name="ce9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9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9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9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9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9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9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9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9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9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6" office:value-type="date" office:date-value="2018-06-04">
              <text:p>04.06.18</text:p>
            </table:table-cell>
            <table:table-cell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66">
              <text:p>0,66</text:p>
            </table:table-cell>
            <table:table-cell table:style-name="ce26" table:formula="of:= [.B60] + [.C60] + [.D60] + [.E60] + [.F60] + [.G60] + [.H60] + [.I60] + [.J60]" office:value-type="float" office:value="9.16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6">
              <text:p>6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style-name="ce32" office:value-type="float" office:value="1.5">
              <text:p>1,5</text:p>
            </table:table-cell>
            <table:table-cell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6-06">
              <text:p>06.06.18</text:p>
            </table:table-cell>
            <table:table-cell table:number-columns-repeated="2" table:style-name="ce103" office:value-type="float" office:value="1">
              <text:p>1</text:p>
            </table:table-cell>
            <table:table-cell table:style-name="ce103" office:value-type="float" office:value="10">
              <text:p>10</text:p>
            </table:table-cell>
            <table:table-cell table:style-name="ce103"/>
            <table:table-cell table:style-name="ce103" office:value-type="float" office:value="2">
              <text:p>2</text:p>
            </table:table-cell>
            <table:table-cell table:number-columns-repeated="2" table:style-name="ce103"/>
            <table:table-cell table:number-columns-repeated="2" table:style-name="ce103" office:value-type="float" office:value="1">
              <text:p>1</text:p>
            </table:table-cell>
            <table:table-cell table:style-name="ce103" table:formula="of:= [.B62] + [.C62] + [.D62] + [.E62] + [.F62] + [.G62] + [.H62] + [.I62] + [.J62]" office:value-type="float" office:value="16">
              <text:p>16</text:p>
            </table:table-cell>
            <table:table-cell table:style-name="ce103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7">
              <text:p>07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8">
              <text:p>08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6">
              <text:p>6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64] + [.C64] + [.D64] + [.E64] + [.F64] + [.G64] + [.H64] + [.I64] + [.J64]" office:value-type="float" office:value="10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4">
              <text:p>4</text:p>
            </table:table-cell>
            <table:table-cell table:style-name="ce32"/>
            <table:table-cell table:style-name="ce32" office:value-type="float" office:value="4.5">
              <text:p>4,5</text:p>
            </table:table-cell>
            <table:table-cell table:style-name="ce32" office:value-type="float" office:value="1.5">
              <text:p>1,5</text:p>
            </table:table-cell>
            <table:table-cell table:number-columns-repeated="2" table:style-name="ce32"/>
            <table:table-cell table:style-name="ce32"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44" table:visibility="collapse">
            <table:table-cell table:style-name="ce97" office:value-type="string">
              <text:p>Неделя</text:p>
            </table:table-cell>
            <table:table-cell table:style-name="ce97" table:formula="of:== ( [.B60] + [.B61] + [.B62] + [.B63] + [.B64] + [.B65]) / 6" office:value-type="float" office:value="0.833333333333333">
              <text:p>0,83</text:p>
            </table:table-cell>
            <table:table-cell table:style-name="ce97" table:formula="of:== ( [.C60] + [.C61] + [.C62] + [.C63] + [.C64] + [.C65]) / 6" office:value-type="float" office:value="1">
              <text:p>1</text:p>
            </table:table-cell>
            <table:table-cell table:style-name="ce97" table:formula="of:== ( [.D60] + [.D61] + [.D62] + [.D63] + [.D64] + [.D65]) / 6" office:value-type="float" office:value="6">
              <text:p>6</text:p>
            </table:table-cell>
            <table:table-cell table:style-name="ce97" table:formula="of:== ( [.E60] + [.E61] + [.E62] + [.E63] + [.E64] + [.E65]) / 6" office:value-type="float" office:value="0">
              <text:p>0</text:p>
            </table:table-cell>
            <table:table-cell table:style-name="ce97" table:formula="of:== ( [.F60] + [.F61] + [.F62] + [.F63] + [.F64] + [.F65]) / 6" office:value-type="float" office:value="2.41666666666667">
              <text:p>2,42</text:p>
            </table:table-cell>
            <table:table-cell table:style-name="ce97" table:formula="of:== ( [.G60] + [.G61] + [.G62] + [.G63] + [.G64] + [.G65]) / 6" office:value-type="float" office:value="0.5">
              <text:p>0,5</text:p>
            </table:table-cell>
            <table:table-cell table:style-name="ce97" table:formula="of:== ( [.H60] + [.H61] + [.H62] + [.H63] + [.H64] + [.H65]) / 6" office:value-type="float" office:value="0">
              <text:p>0</text:p>
            </table:table-cell>
            <table:table-cell table:style-name="ce97" table:formula="of:== ( [.I60] + [.I61] + [.I62] + [.I63] + [.I64] + [.I65]) / 6" office:value-type="float" office:value="0.75">
              <text:p>0,75</text:p>
            </table:table-cell>
            <table:table-cell table:style-name="ce97" table:formula="of:== ( [.J60] + [.J61] + [.J62] + [.J63] + [.J64] + [.J65]) / 6" office:value-type="float" office:value="0.496666666666667">
              <text:p>0,5</text:p>
            </table:table-cell>
            <table:table-cell table:style-name="ce97" table:formula="of:== ( [.K60] + [.K61] + [.K62] + [.K63] + [.K64] + [.K65]) / 6" office:value-type="float" office:value="11.9966666666667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13">
                <text:p>13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6.5">
                <text:p>6,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67] + [.C67] + [.D67] + [.E67] + [.F67] + [.G67] + [.H67] + [.I67] + [.J67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 office:value-type="float" office:value="1.5">
                <text:p>1,5</text:p>
              </table:table-cell>
              <table:table-cell table:style-name="ce32"/>
              <table:table-cell table:number-columns-repeated="2" table:style-name="ce32" office:value-type="float" office:value="1">
                <text:p>1</text:p>
              </table:table-cell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style-name="ce32"/>
              <table:table-cell table:number-columns-repeated="3"/>
            </table:table-row>
            <table:table-row table:style-name="ro45" table:visibility="collapse">
              <table:table-cell office:value-type="date" office:date-value="2018-06-15">
                <text:p>15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0">
                <text:p>0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67] + [.B68] + [.B69]) / 3" office:value-type="float" office:value="0.666666666666667">
              <text:p>0,67</text:p>
            </table:table-cell>
            <table:table-cell table:style-name="ce97" table:formula="of:== ( [.C67] + [.C68] + [.C69]) / 3" office:value-type="float" office:value="1">
              <text:p>1</text:p>
            </table:table-cell>
            <table:table-cell table:style-name="ce97" table:formula="of:== ( [.D67] + [.D68] + [.D69]) / 3" office:value-type="float" office:value="6.5">
              <text:p>6,5</text:p>
            </table:table-cell>
            <table:table-cell table:style-name="ce97" table:formula="of:== ( [.E67] + [.E68] + [.E69]) / 3" office:value-type="float" office:value="0">
              <text:p>0</text:p>
            </table:table-cell>
            <table:table-cell table:style-name="ce97" table:formula="of:== ( [.F67] + [.F68] + [.F69]) / 3" office:value-type="float" office:value="2">
              <text:p>2</text:p>
            </table:table-cell>
            <table:table-cell table:style-name="ce97" table:formula="of:== ( [.G67] + [.G68] + [.G69]) / 3" office:value-type="float" office:value="0.5">
              <text:p>0,5</text:p>
            </table:table-cell>
            <table:table-cell table:style-name="ce97" table:formula="of:== ( [.H67] + [.H68] + [.H69]) / 3" office:value-type="float" office:value="0">
              <text:p>0</text:p>
            </table:table-cell>
            <table:table-cell table:style-name="ce97" table:formula="of:== ( [.I67] + [.I68] + [.I69]) / 3" office:value-type="float" office:value="0.666666666666667">
              <text:p>0,67</text:p>
            </table:table-cell>
            <table:table-cell table:style-name="ce97" table:formula="of:== ( [.J67] + [.J68] + [.J69]) / 3" office:value-type="float" office:value="0.666666666666667">
              <text:p>0,67</text:p>
            </table:table-cell>
            <table:table-cell table:style-name="ce97" table:formula="of:== ( [.K67] + [.K68] + [.K69]) / 3" office:value-type="float" office:value="12">
              <text:p>12</text:p>
            </table:table-cell>
            <table:table-cell table:style-name="ce97"/>
            <table:table-cell table:style-name="ce106"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18">
                <text:p>18.06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10">
                <text:p>10</text:p>
              </table:table-cell>
              <table:table-cell table:style-name="ce103"/>
              <table:table-cell table:style-name="ce103" office:value-type="float" office:value="3">
                <text:p>3</text:p>
              </table:table-cell>
              <table:table-cell table:number-columns-repeated="3" table:style-name="ce103"/>
              <table:table-cell table:style-name="ce103" office:value-type="float" office:value="0.66">
                <text:p>0,66</text:p>
              </table:table-cell>
              <table:table-cell table:style-name="ce103" table:formula="of:= [.B71] + [.C71] + [.D71] + [.E71] + [.F71] + [.G71] + [.H71] + [.I71] + [.J71]" office:value-type="float" office:value="15.66">
                <text:p>15,66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6-19">
                <text:p>19.06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33">
                <text:p>0,33</text:p>
              </table:table-cell>
              <table:table-cell table:style-name="ce27" table:formula="of:= [.B72] + [.C72] + [.D72] + [.E72] + [.F72] + [.G72] + [.H72] + [.I72] + [.J72]" office:value-type="float" office:value="7.83">
                <text:p>7,8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1.5">
                <text:p>1,5</text:p>
              </table:table-cell>
              <table:table-cell table:style-name="ce32"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3" table:style-name="ce32"/>
              <table:table-cell table:style-name="ce32" office:value-type="float" office:value="1">
                <text:p>1</text:p>
              </table:table-cell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0" table:visibility="collapse">
            <table:table-cell table:style-name="ce97" office:value-type="string">
              <text:p>Неделя</text:p>
            </table:table-cell>
            <table:table-cell table:style-name="ce97" table:formula="of:== ([.B71] + [.B72] + [.B73] + [.B74] + [.B75]) / 5" office:value-type="float" office:value="0.8">
              <text:p>0,8</text:p>
            </table:table-cell>
            <table:table-cell table:style-name="ce97" table:formula="of:== ([.C71] + [.C72] + [.C73] + [.C74] + [.C75]) / 5" office:value-type="float" office:value="1">
              <text:p>1</text:p>
            </table:table-cell>
            <table:table-cell table:style-name="ce97" table:formula="of:== ([.D71] + [.D72] + [.D73] + [.D74] + [.D75]) / 5" office:value-type="float" office:value="7.4">
              <text:p>7,4</text:p>
            </table:table-cell>
            <table:table-cell table:style-name="ce97" table:formula="of:== ([.E71] + [.E72] + [.E73] + [.E74] + [.E75]) / 5" office:value-type="float" office:value="0.2">
              <text:p>0,2</text:p>
            </table:table-cell>
            <table:table-cell table:style-name="ce97" table:formula="of:== ([.F71] + [.F72] + [.F73] + [.F74] + [.F75]) / 5" office:value-type="float" office:value="1.9">
              <text:p>1,9</text:p>
            </table:table-cell>
            <table:table-cell table:style-name="ce97" table:formula="of:== ([.G71] + [.G72] + [.G73] + [.G74] + [.G75]) / 5" office:value-type="float" office:value="0.3">
              <text:p>0,3</text:p>
            </table:table-cell>
            <table:table-cell table:style-name="ce97" table:formula="of:== ([.H71] + [.H72] + [.H73] + [.H74] + [.H75]) / 5" office:value-type="float" office:value="0">
              <text:p>0</text:p>
            </table:table-cell>
            <table:table-cell table:style-name="ce97" table:formula="of:== ([.I71] + [.I72] + [.I73] + [.I74] + [.I75]) / 5" office:value-type="float" office:value="0.4">
              <text:p>0,4</text:p>
            </table:table-cell>
            <table:table-cell table:style-name="ce97" table:formula="of:== ([.J71] + [.J72] + [.J73] + [.J74] + [.J75]) / 5" office:value-type="float" office:value="0.598">
              <text:p>0,6</text:p>
            </table:table-cell>
            <table:table-cell table:style-name="ce97" table:formula="of:== ([.K71] + [.K72] + [.K73] + [.K74] + [.K75]) / 5" office:value-type="float" office:value="12.598">
              <text:p>12,6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25">
                <text:p>25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77] + [.C77] + [.D77] + [.E77] + [.F77] + [.G77] + [.H77] + [.I77] + [.J77]" office:value-type="float" office:value="9.16">
                <text:p>9,1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3">
                <text:p>3</text:p>
              </table:table-cell>
              <table:table-cell table:style-name="ce32"/>
              <table:table-cell table:style-name="ce32" office:value-type="float" office:value="8">
                <text:p>8</text:p>
              </table:table-cell>
              <table:table-cell table:number-columns-repeated="3" table:style-name="ce32"/>
              <table:table-cell table:style-name="ce32" office:value-type="float" office:value="1">
                <text:p>1</text:p>
              </table:table-cell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4">
                <text:p>4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0.66">
                <text:p>0,66</text:p>
              </table:table-cell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4" table:style-name="ce32"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4" table:style-name="ce32"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[.B77] + [.B78] + [.B79] + [.B80] + [.B81]) / 5" office:value-type="float" office:value="0.4">
              <text:p>0,4</text:p>
            </table:table-cell>
            <table:table-cell table:style-name="ce97" table:formula="of:== ([.C77] + [.C78] + [.C79] + [.C80] + [.C81]) / 5" office:value-type="float" office:value="1">
              <text:p>1</text:p>
            </table:table-cell>
            <table:table-cell table:style-name="ce97" table:formula="of:== ([.D77] + [.D78] + [.D79] + [.D80] + [.D81]) / 5" office:value-type="float" office:value="6.2">
              <text:p>6,2</text:p>
            </table:table-cell>
            <table:table-cell table:style-name="ce97" table:formula="of:== ([.E77] + [.E78] + [.E79] + [.E80] + [.E81]) / 5" office:value-type="float" office:value="0">
              <text:p>0</text:p>
            </table:table-cell>
            <table:table-cell table:style-name="ce97" table:formula="of:== ([.F77] + [.F78] + [.F79] + [.F80] + [.F81]) / 5" office:value-type="float" office:value="3.6">
              <text:p>3,6</text:p>
            </table:table-cell>
            <table:table-cell table:style-name="ce97" table:formula="of:== ([.G77] + [.G78] + [.G79] + [.G80] + [.G81]) / 5" office:value-type="float" office:value="0.3">
              <text:p>0,3</text:p>
            </table:table-cell>
            <table:table-cell table:style-name="ce97" table:formula="of:== ([.H77] + [.H78] + [.H79] + [.H80] + [.H81]) / 5" office:value-type="float" office:value="0">
              <text:p>0</text:p>
            </table:table-cell>
            <table:table-cell table:style-name="ce97" table:formula="of:== ([.I77] + [.I78] + [.I79] + [.I80] + [.I81]) / 5" office:value-type="float" office:value="0.1">
              <text:p>0,1</text:p>
            </table:table-cell>
            <table:table-cell table:style-name="ce97" table:formula="of:== ([.J77] + [.J78] + [.J79] + [.J80] + [.J81]) / 5" office:value-type="float" office:value="0.464">
              <text:p>0,46</text:p>
            </table:table-cell>
            <table:table-cell table:style-name="ce97" table:formula="of:== ([.K77] + [.K78] + [.K79] + [.K80] + [.K81]) / 5" office:value-type="float" office:value="12.064">
              <text:p>12,06</text:p>
            </table:table-cell>
            <table:table-cell table:style-name="ce105"/>
            <table:table-cell table:number-columns-repeated="3"/>
          </table:table-row>
        </table:table-row-group>
        <table:table-row table:style-name="ro43">
          <table:table-cell table:style-name="ce99" office:value-type="string">
            <text:p>Июнь</text:p>
          </table:table-cell>
          <table:table-cell table:style-name="ce99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99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99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99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99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99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99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99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99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99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99"/>
          <table:table-cell table:number-columns-repeated="3"/>
        </table:table-row>
        <table:table-row table:style-name="ro1">
          <table:table-cell table:style-name="ce86" office:value-type="date" office:date-value="2018-06-02">
            <text:p>02.06.18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 table:formula="of:= [.B84] + [.C84] + [.D84] + [.E84] + [.F84] + [.G84] + [.H84] + [.I84] + [.J84]" office:value-type="float" office:value="9">
            <text:p>9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4" table:formula="of:= [.B85] + [.C85] + [.D85] + [.E85] + [.F85] + [.G85] + [.H85] + [.I85] + [.J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4" table:formula="of:= [.B86] + [.C86] + [.D86] + [.E86] + [.F86] + [.G86] + [.H86] + [.I86] + [.J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4" table:formula="of:= [.B87] + [.C87] + [.D87] + [.E87] + [.F87] + [.G87] + [.H87] + [.I87] + [.J87]" office:value-type="float" office:value="0">
            <text:p>0</text:p>
          </table:table-cell>
          <table:table-cell table:number-columns-repeated="4"/>
        </table:table-row>
        <table:table-row table:style-name="ro1" table:number-rows-repeated="10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3.07.2018</text:date>, <text:time>00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22H44M3S</meta:editing-duration>
    <meta:editing-cycles>819</meta:editing-cycles>
    <meta:generator>OpenOffice/4.1.2$Win32 OpenOffice.org_project/412m3$Build-9782</meta:generator>
    <dc:date>2018-07-03T00:50:47.75</dc:date>
    <meta:document-statistic meta:table-count="6" meta:cell-count="1345" meta:object-count="0"/>
    <meta:user-defined meta:name="Info 1"/>
    <meta:user-defined meta:name="Info 2"/>
    <meta:user-defined meta:name="Info 3"/>
    <meta:user-defined meta:name="Info 4"/>
  </office:meta>
</office:document-meta>
</file>